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834cm" style:use-optimal-column-width="false"/>
    </style:style>
    <style:style style:name="ro1" style:family="table-row">
      <style:table-row-properties style:row-height="2.645cm"/>
    </style:style>
    <style:style style:name="ro2" style:family="table-row">
      <style:table-row-properties style:row-height="2.65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75pt" style:font-size-asian="75pt" style:font-size-complex="75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15.899999618530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75pt" style:font-size-asian="75pt" style:font-size-complex="7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position="super 58%" fo:font-size="28pt" style:font-size-asian="28pt" style:font-size-complex="28pt"/>
    </style:style>
    <style:style style:name="T12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0.1999998092651pt"/>
    </style:style>
    <style:style style:name="T13" style:family="text">
      <style:text-properties fo:font-size="18pt" style:font-size-asian="18pt" style:font-size-complex="10.199999809265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000000" style:text-outline="false" style:text-line-through-style="none" fo:font-family="Menlo-Regular" fo:font-size="28pt" fo:font-style="normal" fo:text-shadow="none" style:text-underline-style="none" fo:font-weight="normal" style:letter-kerning="true" style:font-family-asian="Menlo-Regular" style:font-size-asian="28pt" style:font-style-asian="normal" style:font-weight-asian="normal" style:font-family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18" style:family="text"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Heath Borders</text:span></text:p>
            <text:p><text:span text:style-name="T2">Senior Software Engineer</text:span></text:p>
            <text:p><text:span text:style-name="T2">Asynchrony Solutions, Inc.</text:span></text:p>
            <text:p><text:span text:style-name="T2">@heathborders</text:span></text:p>
            <text:p><text:span text:style-name="T2">@asynchrony</text:span></text:p>
            <text:p><text:span text:style-name="T2"/></text:p>
            <text:p><text:span text:style-name="T2">https://github.com/StlMobileDev/iPhone-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Spec</text:p>
              </text:list-item>
              <text:list-item>
                <text:p>UIAutomation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><text:span text:style-name="T3">Test 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><text:span text:style-name="T3">Unit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><text:span text:style-name="T3">Integra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><text:span text:style-name="T3">Interac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><text:span text:style-name="T3">M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><text:span text:style-name="T3">Check out our example app!</text:span><text:span text:style-name="T3"><text:line-break/></text:span><text:span text:style-name="T4">(dem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6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d SenTestCase</text:p>
              </text:list-item>
              <text:list-item>
                <text:p>-(void) testMyTestNameGoesHere { }</text:p>
              </text:list-item>
              <text:list-item>
                <text:p>STAssertEquals</text:p>
              </text:list-item>
              <text:list-item>
                <text:p>STAssertEqualsWithAccuracy</text:p>
              </text:list-item>
              <text:list-item>
                <text:p>STAssertEqual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rors include line numbers and failure messages</text:p>
                <text:p/>
              </text:list-item>
              <text:list-item>
                <text:p><text:span text:style-name="T7">For JUnit-style output:</text:span>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d GTMTestCase</text:p>
              </text:list-item>
              <text:list-item>
                <text:p>-(void) testMyTestNameGoesHere { }</text:p>
              </text:list-item>
              <text:list-item>
                <text:p>Assertions are compatible with OCUnit!</text:p>
              </text:list-item>
              <text:list-item>
                <text:p>STAssertEqualStr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rors include line numbers and failure messages</text:p>
                <text:p/>
              </text:list-item>
              <text:list-item>
                <text:p><text:span text:style-name="T7">Error report is equivalent to OCUnit, doesn't have hooks for configuring junit-style repor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http://gabriel.github.com/gh-unit/docs/appledoc_include/guide_install_ios_4.html</text:span></text:p>
                <text:list>
                  <text:list-item>
                    <text:p><text:span text:style-name="T4">Use GHUnitIOSAppDelegate</text:span></text:p>
                  </text:list-item>
                  <text:list-item>
                    <text:p><text:span text:style-name="T4">http://stackoverflow.com/q/6738822/9636</text:span></text:p>
                  </text:list-item>
                </text:list>
              </text:list-item>
              <text:list-item>
                <text:p>Need a separate Test app target</text:p>
              </text:list-item>
              <text:list-item>
                <text:p>Tests run in a separat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d GHTestCase</text:p>
              </text:list-item>
              <text:list-item>
                <text:p>-(void) testMyTestNameGoesHere { }</text:p>
                <text:p/>
              </text:list-item>
              <text:list-item>
                <text:p>Assertions are similar to GTM, but are prefixed with GH (GHAssertTrue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s run in both the simulator and on device</text:p>
              </text:list-item>
              <text:list-item>
                <text:p>Tests run inside test app</text:p>
                <text:list>
                  <text:list-item>
                    <text:p>Can't use your UIApplicationDelegate as </text:p>
                    <text:list>
                      <text:list-header>
                        <text:p>-[UIApplication sharedDelegate]</text:p>
                      </text:list-header>
                    </text:list>
                  </text:list-item>
                </text:list>
              </text:list-item>
              <text:list-item>
                <text:p>You can choose which tests to run!</text:p>
              </text:list-item>
              <text:list-item>
                <text:p>Doesn't properly catch unexpected Exce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rors include line numbers, failure messages, and stack traces</text:p>
                <text:p/>
              </text:list-item>
              <text:list-item>
                <text:p><text:span text:style-name="T7">Error report can output in junit format</text:span></text:p>
                <text:list>
                  <text:list-item>
                    <text:p>WRITE_JUNIT_XML=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http://gabriel.github.com/gh-unit/docs/appledoc_include/guide_command_line.html</text:span></text:p>
                <text:list>
                  <text:list-item>
                    <text:p>A 'Run Script' phase runs the tests when an environment variable is present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http://code.google.com/p/uispec/wiki/Installation</text:span></text:p>
              </text:list-item>
              <text:list-item>
                <text:p>Need a duplicate app target to host your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0">http://code.google.com/p/uispec/wiki/Documentation</text:span></text:p>
              </text:list-item>
              <text:list-item>
                <text:p><text:span text:style-name="T10">Implement UISpec protocol</text:span></text:p>
              </text:list-item>
              <text:list-item>
                <text:p><text:span text:style-name="T10">-(void) itMyExampleGoesHere { }</text:span></text:p>
                <text:list>
                  <text:list-item>
                    <text:p><text:span text:style-name="T10">UISpec calls test files “specs” and individual tests “exampl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UIQue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http://code.google.com/p/uispec/source/browse/trunk/headers/UIQuery.h</text:span></text:p>
              </text:list-item>
              <text:list-item>
                <text:p><text:span text:style-name="T10">Returns UIQuery objects that pass through to UIView</text:span></text:p>
              </text:list-item>
              <text:list-item>
                <text:p><text:span text:style-name="T10">app.button // the first button</text:span></text:p>
              </text:list-item>
              <text:list-item>
                <text:p><text:span text:style-name="T10">app.button.all // collection of all the buttons</text:span></text:p>
              </text:list-item>
              <text:list-item>
                <text:p><text:span text:style-name="T10">[app.button index:2] // 3</text:span><text:span text:style-name="T11">rd</text:span><text:span text:style-name="T10"> button</text:span></text:p>
              </text:list-item>
              <text:list-item>
                <text:p><text:span text:style-name="T10">[app.button.with currentTitle:@”foo”] // “foo” button</text:span></text:p>
                <text:list>
                  <text:list-item>
                    <text:p><text:span text:style-name="T10">currentTitle: is a dynamic selector, this will lead to many warnings in your target</text:span></text:p>
                  </text:list-item>
                  <text:list-item>
                    <text:p><text:span text:style-name="T10">Each argument is anded to the filter</text:span></text:p>
                  </text:list-item>
                </text:list>
              </text:list-item>
              <text:list-item>
                <text:p><text:span text:style-name="T10">Interactions: touch, show, fl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Expect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ectThat() macro</text:p>
              </text:list-item>
              <text:list-item>
                <text:p>should:, not:, have:, be:</text:p>
                <text:list>
                  <text:list-item>
                    <text:p>Call with expected values, child UIViews, or selectors holding expected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uplicate your main.m</text:p>
              </text:list-item>
              <text:list-item>
                <text:p><text:span text:style-name="T7">Run all or some of your specs with</text:span></text:p>
                <text:list>
                  <text:list-item>
                    <text:p><text:span text:style-name="T4">+(void)runSpecsAfterDelay:(int)seconds;</text:span></text:p>
                  </text:list-item>
                  <text:list-item>
                    <text:p><text:span text:style-name="T4">+(void)runSpec:(NSString *)specName afterDelay:(int)seconds;</text:span></text:p>
                  </text:list-item>
                  <text:list-item>
                    <text:p><text:span text:style-name="T12">+(void)runSpec:(NSString *)specName example:(NSString *)exampleName </text:span><text:span text:style-name="T13">afterDelay:(int)seconds;</text:span></text:p>
                  </text:list-item>
                </text:list>
              </text:list-item>
              <text:list-item>
                <text:p><text:span text:style-name="T7">Choose specs at runtime with</text:span></text:p>
                <text:list>
                  <text:list-item>
                    <text:p><text:span text:style-name="T4">+(NSDictionary *)specsAndExamples;</text:span></text:p>
                  </text:list-item>
                  <text:list-item>
                    <text:p><text:span text:style-name="T13">Returns a dictionary of list of example names keyed by spec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Error Repor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rrors include line numbers, expected and actual values</text:p>
              </text:list-item>
              <text:list-item>
                <text:p>Can customize logging with</text:p>
                <text:list>
                  <text:list-item>
                    <text:p>+[UISpec setLog: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a breakpoint</text:p>
              </text:list-item>
              <text:list-item>
                <text:p>Run your app</text:p>
              </text:list-item>
              <text:list-item>
                <text:p>Beware of timeouts! Adjust with:</text:p>
                <text:list>
                  <text:list-item>
                    <text:p><text:span text:style-name="T9">[[UIQuery withApplication] setTimeout:5000] //seconds</text:span></text:p>
                  </text:list-item>
                  <text:list-item>
                    <text:p>Give yourself enough time to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uild the simulator tests with xcodebuild</text:p>
              </text:list-item>
              <text:list-item>
                <text:p>Run the simulator from the command line iphonesim</text:p>
                <text:list>
                  <text:list-item>
                    <text:p>https://github.com/hborders/iphonesim</text:p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http://developer.apple.com/library/ios/#documentation/DeveloperTools/Conceptual/InstrumentsUserGuide/Built-InInstruments/Built-InInstruments.html#//apple_ref/doc/uid/TP40004652-CH6-SW76</text:span></text:p>
              </text:list-item>
              <text:list-item>
                <text:p><text:span text:style-name="T10">The default accessibility options in the simulator don't work properly with UIAutomation</text:span></text:p>
                <text:list>
                  <text:list-item>
                    <text:p><text:span text:style-name="T10">http://stackoverflow.com/questions/1388179</text:span></text:p>
                  </text:list-item>
                  <text:list-item>
                    <text:p><text:span text:style-name="T10">You don't need to do this when testing on device.</text:span></text:p>
                  </text:list-item>
                </text:list>
              </text:list-item>
              <text:list-item>
                <text:p><text:span text:style-name="T10">Build your application</text:span></text:p>
              </text:list-item>
              <text:list-item>
                <text:p><text:span text:style-name="T10">Open Instruments, choose Automation template</text:span></text:p>
              </text:list-item>
              <text:list-item>
                <text:p><text:span text:style-name="T10">Click “Choose Target” and select your app inside ~/Library/Application Support/iPhone Simulator/&lt;version&gt;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5">http://developer.apple.com/library/ios/#documentation/DeveloperTools/Reference/UIAutomationRef/_index.html</text:span></text:p>
              </text:list-item>
              <text:list-item>
                <text:p><text:span text:style-name="T10">Tests are written in javascript in a single test file</text:span></text:p>
                <text:list>
                  <text:list-item>
                    <text:p><text:span text:style-name="T10">#import “path/relative/to/test.js”</text:span></text:p>
                  </text:list-item>
                </text:list>
              </text:list-item>
              <text:list-item>
                <text:p><text:span text:style-name="T10">No assertions</text:span></text:p>
                <text:list>
                  <text:list-item>
                    <text:p><text:span text:style-name="T10">Manually log a test starting with </text:span><text:span text:style-name="T16">UIALogger.logStart</text:span></text:p>
                  </text:list-item>
                  <text:list-item>
                    <text:p><text:span text:style-name="T16">Manually log pass/fail with UIALogger.logPass or UIALogger.logFail</text:span></text:p>
                  </text:list-item>
                </text:list>
              </text:list-item>
              <text:list-item>
                <text:p><text:span text:style-name="T16">https://github.com/alexvollmer/tuneup_js</text:span></text:p>
              </text:list-item>
              <text:list-item>
                <text:p><text:span text:style-name="T16">Cool hardware simul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UIAccessibil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http://developer.apple.com/library/ios/#documentation/UserExperience/Conceptual/iPhoneAccessibility/Making_Application_Accessible/Making_Application_Accessible.html#//apple_ref/doc/uid/TP40008785-CH102-SW5</text:span></text:p>
              </text:list-item>
              <text:list-item>
                <text:p><text:span text:style-name="T10">Queries for views rely primarily on accessibility labels</text:span></text:p>
                <text:list>
                  <text:list-item>
                    <text:p><text:span text:style-name="T10">Mostly query for an exact match:</text:span></text:p>
                    <text:list>
                      <text:list-item>
                        <text:p><text:span text:style-name="T10">window.buttons()[“Reset”]</text:span></text:p>
                      </text:list-item>
                    </text:list>
                  </text:list-item>
                  <text:list-item>
                    <text:p><text:span text:style-name="T10">Can get more advanced with UIAElement.withPredic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uns only in Instruments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Error Reporting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10">Errors only include data you pass to UIALogger.logFa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5">Capture screenshot or arbitrary rectangles</text:p>
              </text:list-item>
              <text:list-item>
                <text:p text:style-name="P5">UIALogger log with different severities</text:p>
              </text:list-item>
              <text:list-item>
                <text:p text:style-name="P5">UIAElement.logElement UIAElement.logElementTree</text:p>
              </text:list-item>
              <text:list-item>
                <text:p text:style-name="P5">Can export results as plist from Instr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Xcode Integration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10">None</text:span></text:p>
              </text:list-item>
              <text:list-item>
                <text:p text:style-name="P4"><text:span text:style-name="T10">Can integrate with other Instruments</text:span></text:p>
              </text:list-item>
              <text:list-item>
                <text:p text:style-name="P4"><text:span text:style-name="T10">Use Interaction tests to drive performance met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e</text:p>
              </text:list-item>
              <text:list-item>
                <text:p>However, it should theoretically be possible to write an Automator script to screen-scrape Instruments</text:p>
                <text:list>
                  <text:list-item>
                    <text:p>Exercise to the reader (please post on githu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Mo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asy way to subclass Classes and implement Protocols at runtime</text:p>
                <text:list>
                  <text:list-item>
                    <text:p>Can add custom behavior and returns</text:p>
                  </text:list-item>
                </text:list>
              </text:list-item>
              <text:list-item>
                <text:p>Use niceMocks</text:p>
              </text:list-item>
              <text:list-item>
                <text:p>Declare your mock objects as 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 Recommend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 GHUnit for unit tests</text:p>
              </text:list-item>
              <text:list-item>
                <text:p>Use UIAutomation for Interaction tests</text:p>
                <text:list>
                  <text:list-item>
                    <text:p>Other options:</text:p>
                    <text:list>
                      <text:list-item>
                        <text:p>https://github.com/square/KIF</text:p>
                        <text:list>
                          <text:list-item>
                            <text:p>I just couldn't fit this in. <text:s/>Sorry!</text:p>
                          </text:list-item>
                        </text:list>
                      </text:list-item>
                      <text:list-item>
                        <text:p>https://github.com/moredip/Frank</text:p>
                        <text:list>
                          <text:list-item>
                            <text:p>Based on UISpec, but drives it with Cucumber scrip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rt</text:p>
          </draw:text-box>
        </draw:frame>
        <draw:frame draw:style-name="standard" draw:layer="layout" svg:width="24.129cm" svg:height="15.874cm" svg:x="1.905cm" svg:y="3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GDB Debuggable</text:p>
              </table:table-cell>
              <table:table-cell>
                <text:p>JUnit Output</text:p>
              </table:table-cell>
              <table:table-cell>
                <text:p>Simulator Command-line Support</text:p>
              </table:table-cell>
              <table:table-cell>
                <text:p>XCode Integration</text:p>
              </table:table-cell>
            </table:table-row>
            <table:table-row table:style-name="ro1" table:default-cell-style-name="ce1">
              <table:table-cell>
                <text:p>OCUni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Issues, Line Highlights</text:p>
              </table:table-cell>
            </table:table-row>
            <table:table-row table:style-name="ro1" table:default-cell-style-name="ce1">
              <table:table-cell>
                <text:p>GTM</text:p>
              </table:table-cell>
              <table:table-cell>
                <text:p>Yes</text:p>
              </table:table-cell>
              <table:table-cell>
                <text:p>No</text:p>
                <text:p>(Open Source)</text:p>
              </table:table-cell>
              <table:table-cell>
                <text:p>Yes</text:p>
              </table:table-cell>
              <table:table-cell>
                <text:p><text:span text:style-name="T17">Issues, Line </text:span><text:span text:style-name="T18">Highlights</text:span></text:p>
              </table:table-cell>
            </table:table-row>
            <table:table-row table:style-name="ro1" table:default-cell-style-name="ce1">
              <table:table-cell>
                <text:p>GHUni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ne</text:p>
              </table:table-cell>
            </table:table-row>
            <table:table-row table:style-name="ro1" table:default-cell-style-name="ce1">
              <table:table-cell>
                <text:p>UISpec</text:p>
              </table:table-cell>
              <table:table-cell>
                <text:p>Yes</text:p>
              </table:table-cell>
              <table:table-cell>
                <text:p>No</text:p>
                <text:p>(Open Source)</text:p>
              </table:table-cell>
              <table:table-cell>
                <text:p>Yes</text:p>
              </table:table-cell>
              <table:table-cell>
                <text:p>None</text:p>
              </table:table-cell>
            </table:table-row>
            <table:table-row table:style-name="ro2" table:default-cell-style-name="ce1">
              <table:table-cell>
                <text:p>UIAutomation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1DT8S</meta:editing-duration>
    <meta:editing-cycles>36</meta:editing-cycles>
    <dc:date>2011-09-19T00:34:27</dc:date>
    <dc:creator>Heath Borders</dc:creator>
    <meta:generator>LibreOffice/3.3$Unix LibreOffice_project/330m19$Build-6</meta:generator>
    <meta:document-statistic meta:object-count="215"/>
  </office:meta>
</office:document-meta>
</file>